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officeooo:rsid="001d9e1c" officeooo:paragraph-rsid="001d9e1c" style:font-weight-asian="bold" style:font-weight-complex="bold"/>
    </style:style>
    <style:style style:name="P2" style:family="paragraph" style:parent-style-name="Preformatted_20_Text">
      <style:text-properties fo:font-weight="normal" officeooo:rsid="001d9e1c" officeooo:paragraph-rsid="001d9e1c" style:font-weight-asian="normal" style:font-weight-complex="normal"/>
    </style:style>
    <style:style style:name="P3" style:family="paragraph" style:parent-style-name="Preformatted_20_Text">
      <style:text-properties fo:font-weight="normal" officeooo:rsid="001ecf99" officeooo:paragraph-rsid="001ecf99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1 Mars</text:p>
      <text:p text:style-name="P2">Skapat “grammarModule”</text:p>
      <text:p text:style-name="P3">Läst på om biblioteken. Trodde de skulle vara lätta att använda som phrasebook.pgf I Androidexemplet, men nej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31T11:19:29.086723403</dc:date>
    <dc:creator>David Johnsson</dc:creator>
    <meta:editing-duration>PT1M55S</meta:editing-duration>
    <meta:editing-cycles>2</meta:editing-cycles>
    <meta:generator>LibreOffice/5.0.3.2$Linux_X86_64 LibreOffice_project/00m0$Build-2</meta:generator>
    <meta:document-statistic meta:table-count="0" meta:image-count="0" meta:object-count="0" meta:page-count="1" meta:paragraph-count="3" meta:word-count="21" meta:character-count="140" meta:non-whitespace-character-count="121"/>
  </office:meta>
</office:document-meta>
</file>